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D788BE7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.4cm"/>
    </style:style>
    <style:style style:name="gr4" style:family="graphic" style:parent-style-name="standard">
      <style:graphic-properties draw:stroke="none" svg:stroke-color="#000000" draw:fill="solid" draw:fill-color="#ffffff" fo:min-height="1.398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D788BE7A.png" xlink:type="simple" xlink:show="embed" xlink:actuate="onLoad">
            <text:p/>
          </draw:image>
        </draw:frame>
        <draw:frame draw:style-name="gr2" draw:layer="controls" svg:width="15.107cm" svg:height="1.521cm" svg:x="6.501cm" svg:y="16.801cm">
          <draw:text-box>
            <text:p>❹「お申し込みとお問い合わせ」が移動した後まで</text:p>
            <text:p>　　やり直せました</text:p>
          </draw:text-box>
        </draw:frame>
        <draw:custom-shape draw:style-name="gr3" draw:text-style-name="P1" xml:id="id2" draw:id="id2" draw:layer="controls" svg:width="0.9cm" svg:height="0.7cm" svg:x="12.75cm" svg:y="1.6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controls" svg:width="9.4cm" svg:height="1.648cm" svg:x="13.7cm" svg:y="4cm">
          <draw:text-box>
            <text:p>❸もう一度[やり直す]ボタンを</text:p>
            <text:p>　クリックします</text:p>
          </draw:text-box>
        </draw:frame>
        <draw:connector draw:style-name="gr5" draw:text-style-name="P1" draw:layer="controls" svg:x1="13.7cm" svg:y1="4.824cm" svg:x2="13.2cm" svg:y2="2.3cm" draw:start-shape="id1" draw:start-glue-point="3" draw:end-shape="id2" draw:end-glue-point="2" svg:d="M13700 4824h-500v-2524" svg:viewBox="0 0 501 2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5:15:22.573108390</meta:creation-date>
    <meta:editing-duration>PT9M46S</meta:editing-duration>
    <meta:editing-cycles>4</meta:editing-cycles>
    <meta:generator>LibreOffice/4.3.3.2$Linux_X86_64 LibreOffice_project/430m0$Build-2</meta:generator>
    <dc:title>screenshot-template</dc:title>
    <meta:initial-creator>NOGATA Jun</meta:initial-creator>
    <dc:date>2014-11-25T15:25:10.194584659</dc:date>
    <dc:creator>NOGATA Jun</dc:creator>
    <meta:document-statistic meta:object-count="5"/>
    <meta:template xlink:type="simple" xlink:actuate="onRequest" xlink:title="screenshot-template" xlink:href="../../../../.config/libreoffice/4/user/template/screenshot-template.otg" meta:date="2014-11-25T15:15:22.444872991"/>
  </office:meta>
</office:document-meta>
</file>